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de170" style:text-align-source="fix" style:repeat-content="false" fo:border="0.99pt groove #000000"/>
      <style:paragraph-properties fo:text-align="center" fo:margin-left="0mm"/>
    </style:style>
    <style:style style:name="ce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3" table:default-cell-style-name="ce2"/>
        <table:table-column table:style-name="co2" table:default-cell-style-name="ce6"/>
        <table:table-column table:style-name="co3" table:default-cell-style-name="Default"/>
        <table:table-row table:style-name="ro1">
          <table:table-cell table:style-name="ce1" office:value-type="string" calcext:value-type="string">
            <text:p>-size</text:p>
          </table:table-cell>
          <table:table-cell table:style-name="ce1" office:value-type="string" calcext:value-type="string">
            <text:p>-window</text:p>
          </table:table-cell>
          <table:table-cell table:style-name="ce1" office:value-type="string" calcext:value-type="string">
            <text:p>-min-count</text:p>
          </table:table-cell>
          <table:table-cell table:style-name="ce1" office:value-type="string" calcext:value-type="string">
            <text:p>RESULT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0.35770767197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0.36394323102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0.3762733582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0.373677479795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8137623933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0.37487003059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0.37958015736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0.361268545727</text:p>
          </table:table-cell>
          <table:table-cell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0.391200269608</text:p>
          </table:table-cell>
          <table:table-cell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8256545649</text:p>
          </table:table-cell>
          <table:table-cell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73531027492</text:p>
          </table:table-cell>
          <table:table-cell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0.37807366194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7904167310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805373867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.00.0000</text:date>, <text:time style:data-style-name="N2" text:time-value="12:52:07.30913065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21:46:35.656162818</meta:creation-date>
    <dc:date>2017-05-03T16:45:20.957185389</dc:date>
    <meta:editing-duration>PT19H18M23S</meta:editing-duration>
    <meta:editing-cycles>11</meta:editing-cycles>
    <meta:generator>LibreOffice/5.1.6.2$Linux_X86_64 LibreOffice_project/10m0$Build-2</meta:generator>
    <meta:document-statistic meta:table-count="1" meta:cell-count="60" meta:object-count="0"/>
  </office:meta>
</office:document-meta>
</file>